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c9ae"/>
    </style:style>
    <style:style style:name="P2" style:family="paragraph" style:parent-style-name="Standard">
      <style:text-properties fo:font-size="24pt" officeooo:rsid="001bc9ae" officeooo:paragraph-rsid="001bc9ae" style:font-size-asian="21pt" style:font-size-complex="24pt"/>
    </style:style>
    <style:style style:name="T1" style:family="text">
      <style:text-properties officeooo:rsid="001bc9ae"/>
    </style:style>
    <style:style style:name="T2" style:family="text">
      <style:text-properties fo:language="en" fo:country="GB" loext:padding="0cm" loext:border="none"/>
    </style:style>
    <style:style style:name="T3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20293388_GDV5002_Port1</text:p>
      <text:p text:style-name="P1"/>
      <text:p text:style-name="P1"/>
      <text:p text:style-name="P1"><text:span text:style-name="T1">Link to Portfolio – </text:span><text:a xlink:type="simple" xlink:href="https://outlookuwicac-my.sharepoint.com/:p:/g/personal/st20293388_outlook_cardiffmet_ac_uk/IQB35byB_2LtTKGtP_K42YFJAcBD5Xgz6rk_AMfX0xFIYTA?e=duM8N8" text:style-name="Internet_20_link" text:visited-style-name="Visited_20_Internet_20_Link">ST20293388_GDV5002_Port1</text:a></text:p>
      <text:p text:style-name="P1"/>
      <text:p text:style-name="P1"><text:span text:style-name="T1">Link to Presentation - </text:span><text:a xlink:type="simple" xlink:href="https://youtu.be/0RQnnCx0xac" office:target-frame-name="_blank" xlink:show="new" text:style-name="Internet_20_link" text:visited-style-name="Visited_20_Internet_20_Link"><text:span text:style-name="T2">https://youtu.be/0RQnnCx0xac</text:span></text:a><text:span text:style-name="T3"> 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0T14:38:50.987000000</meta:creation-date>
    <dc:date>2026-01-30T14:42:42.164000000</dc:date>
    <meta:editing-duration>PT3M51S</meta:editing-duration>
    <meta:editing-cycles>1</meta:editing-cycles>
    <meta:document-statistic meta:table-count="0" meta:image-count="0" meta:object-count="0" meta:page-count="1" meta:paragraph-count="3" meta:word-count="10" meta:character-count="121" meta:non-whitespace-character-count="111"/>
    <meta:generator>LibreOffice/7.4.2.3$Windows_X86_64 LibreOffice_project/382eef1f22670f7f4118c8c2dd222ec7ad009daf</meta:generator>
  </office:meta>
</office:document-meta>
</file>